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Arc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Arc</text:h>
                    <text:list>
                        <text:list-item>
                            <text:h text:style-name="Heading_20_2" text:outline-level="2">Description</text:h>
                        </text:list-item>
                    </text:list>
                </text:list-item>
            </text:list>

            <text:p text:style-name="Standard">The Arc consists of a background and a foreground arc. The foreground (indicator) can be touch-adjusted.</text:p><text:p text:style-name="Standard">More info (<text:a xlink:type="simple" xlink:href="https://docs.lvgl.io/8.3/widgets/core/arc.html" text:style-name="Internet_20_link" text:visited-style-name="Visited_20_Internet_20_Link">link</text:a>)</text:p>

            
                <text:list xml:id="list_Arc2" text:continue-numbering="true" text:continue-list="list_Arc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Arc4" text:continue-numbering="true" text:style-name="Outline">
                                                <text:list-item>
                                                    <text:list>
                                                        <text:list-item>
                                                            <text:list>
                                                                <text:list-item>
                                                                    <text:h text:style-name="Heading_20_3" text:outline-level="3">
                                                                        Range min
                                                                        <text:s text:c="4"/>
                                                                        <text:span text:style-name="T2">Number</text:span>
                                                                    </text:h>
                                                                </text:list-item>
                                                            </text:list>
                                                        </text:list-item>
                                                    </text:list>
                                                </text:list-item>
                                            </text:list>
                                            <text:p text:style-name="Standard">The minimum value that can be selected by the <text:span text:style-name="backtick">Value</text:span> property.</text:p>,
                                            <text:list xml:id="list_Arc5" text:continue-numbering="true" text:continue-list="list_Arc4" text:style-name="Outline">
                                                <text:list-item>
                                                    <text:list>
                                                        <text:list-item>
                                                            <text:list>
                                                                <text:list-item>
                                                                    <text:h text:style-name="Heading_20_3" text:outline-level="3">
                                                                        Range max
                                                                        <text:s text:c="4"/>
                                                                        <text:span text:style-name="T2">Number</text:span>
                                                                    </text:h>
                                                                </text:list-item>
                                                            </text:list>
                                                        </text:list-item>
                                                    </text:list>
                                                </text:list-item>
                                            </text:list>
                                            <text:p text:style-name="Standard">The maximum value that can be selected by the <text:span text:style-name="backtick">Value</text:span> property.</text:p>,
                                            <text:list xml:id="list_Arc6" text:continue-numbering="true" text:continue-list="list_Arc5"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he value, in the range given by <text:span text:style-name="backtick">Range min</text:span> and <text:span text:style-name="backtick">Range max</text:span>, which sets the size of foreground (indicator) arc relative to the background arc.</text:p>,
                                            <text:list xml:id="list_Arc7" text:continue-numbering="true" text:continue-list="list_Arc6"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Defines whether the <text:span text:style-name="backtick">Value</text:span> will be given as a Literal or as an Expression.</text:p>,
                                            <text:list xml:id="list_Arc8" text:continue-numbering="true" text:continue-list="list_Arc7" text:style-name="Outline">
                                                <text:list-item>
                                                    <text:list>
                                                        <text:list-item>
                                                            <text:list>
                                                                <text:list-item>
                                                                    <text:h text:style-name="Heading_20_3" text:outline-level="3">
                                                                        Bg start angle
                                                                        <text:s text:c="4"/>
                                                                        <text:span text:style-name="T2">Number</text:span>
                                                                    </text:h>
                                                                </text:list-item>
                                                            </text:list>
                                                        </text:list-item>
                                                    </text:list>
                                                </text:list-item>
                                            </text:list>
                                            <text:p text:style-name="Standard">Start angle of the background arc. Zero degrees is at the middle right (3 o'clock) of the object and the degrees are increasing in clockwise direction. The angles should be in the <text:span text:style-name="backtick">[0, 360]</text:span> range.</text:p>,
                                            <text:list xml:id="list_Arc9" text:continue-numbering="true" text:continue-list="list_Arc8" text:style-name="Outline">
                                                <text:list-item>
                                                    <text:list>
                                                        <text:list-item>
                                                            <text:list>
                                                                <text:list-item>
                                                                    <text:h text:style-name="Heading_20_3" text:outline-level="3">
                                                                        Bg end angle
                                                                        <text:s text:c="4"/>
                                                                        <text:span text:style-name="T2">Number</text:span>
                                                                    </text:h>
                                                                </text:list-item>
                                                            </text:list>
                                                        </text:list-item>
                                                    </text:list>
                                                </text:list-item>
                                            </text:list>
                                            <text:p text:style-name="Standard">End angle of the background arc. Zero degrees is at the middle right (3 o'clock) of the object and the degrees are increasing in clockwise direction. The angles should be in the <text:span text:style-name="backtick">[0, 360]</text:span> range.</text:p>,
                                            <text:list xml:id="list_Arc10" text:continue-numbering="true" text:continue-list="list_Arc9"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he arc can be one of the following modes:</text:p>
                    <text:list xml:id="list_Arc11" text:style-name="List_20_1">
                        
                        <text:list-item>
                            <text:p text:style-name="List_20_1_20_End">
                                <text:span text:style-name="backtick">NORMAL</text:span> – The indicator arc is drawn from the minimum value to the current.
                            </text:p>
                            
                        </text:list-item>
                        
                    

                        <text:list-item>
                            <text:p text:style-name="List_20_1_20_End">
                                <text:span text:style-name="backtick">REVERSE</text:span> – The indicator arc is drawn counter-clockwise from the maximum value to the current.
                            </text:p>
                            
                        </text:list-item>
                        
                    

                        <text:list-item>
                            <text:p text:style-name="List_20_1_20_End">
                                <text:span text:style-name="backtick">SYMMETRICAL</text:span> – The indicator arc is drawn from the middle point to the current value.
                            </text:p>
                            
                        </text:list-item>
                        
                    
                    </text:list>
                ,
                                            <text:list xml:id="list_Arc12" text:continue-numbering="true" text:continue-list="list_Arc10" text:style-name="Outline">
                                                <text:list-item>
                                                    <text:list>
                                                        <text:list-item>
                                                            <text:list>
                                                                <text:list-item>
                                                                    <text:h text:style-name="Heading_20_3" text:outline-level="3">
                                                                        Rotation
                                                                        <text:s text:c="4"/>
                                                                        <text:span text:style-name="T2">Number</text:span>
                                                                    </text:h>
                                                                </text:list-item>
                                                            </text:list>
                                                        </text:list-item>
                                                    </text:list>
                                                </text:list-item>
                                            </text:list>
                                            <text:p text:style-name="Standard">An offset to the 0 degree posit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Arc13" text:continue-numbering="true" text:continue-list="list_Arc12"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Arc14" text:continue-numbering="true" text:continue-list="list_Arc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Arc15" text:continue-numbering="true" text:continue-list="list_Arc1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Arc16" text:continue-numbering="true" text:continue-list="list_Arc1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Arc17" text:continue-numbering="true" text:continue-list="list_Arc1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Arc18"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Arc19" text:continue-numbering="true" text:continue-list="list_Arc1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Arc20" text:continue-numbering="true" text:continue-list="list_Arc1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Arc21"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Arc22" text:continue-numbering="true" text:continue-list="list_Arc2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Arc23" text:continue-numbering="true" text:continue-list="list_Arc2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Arc24"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Arc25" text:continue-numbering="true" text:continue-list="list_Arc2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Arc26" text:continue-numbering="true" text:continue-list="list_Arc2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Arc27"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Arc28" text:continue-numbering="true" text:continue-list="list_Arc26"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Arc29" text:continue-numbering="true" text:continue-list="list_Arc28"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Arc30" text:continue-numbering="true" text:continue-list="list_Arc29"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Arc31" text:continue-numbering="true" text:continue-list="list_Arc30"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Arc32" text:continue-numbering="true" text:continue-list="list_Arc31"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Arc33" text:continue-numbering="true" text:continue-list="list_Arc32"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Arc34" text:continue-numbering="true" text:continue-list="list_Arc33"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Arc35" text:continue-numbering="true" text:continue-list="list_Arc34"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Arc36" text:continue-numbering="true" text:continue-list="list_Arc35"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Arc37" text:continue-numbering="true" text:continue-list="list_Arc36"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Arc38" text:continue-numbering="true" text:continue-list="list_Arc37"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Arc39" text:continue-numbering="true" text:continue-list="list_Arc38"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Arc40" text:continue-numbering="true" text:continue-list="list_Arc39"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Arc41" text:continue-numbering="true" text:continue-list="list_Arc40"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Arc42" text:continue-numbering="true" text:continue-list="list_Arc4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Arc43" text:continue-numbering="true" text:continue-list="list_Arc4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Arc44" text:continue-numbering="true" text:continue-list="list_Arc4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Arc45" text:continue-numbering="true" text:continue-list="list_Arc4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Arc46" text:continue-numbering="true" text:continue-list="list_Arc4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Arc47" text:continue-numbering="true" text:continue-list="list_Arc4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Arc48" text:continue-numbering="true" text:continue-list="list_Arc4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Arc49" text:continue-numbering="true" text:continue-list="list_Arc4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Arc50" text:continue-numbering="true" text:continue-list="list_Arc4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Arc51" text:continue-numbering="true" text:continue-list="list_Arc5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Arc52" text:continue-numbering="true" text:continue-list="list_Arc51"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Arc53" text:continue-numbering="true" text:continue-list="list_Arc52"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Arc54" text:continue-numbering="true" text:continue-list="list_Arc53"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Arc55" text:continue-numbering="true" text:continue-list="list_Arc54"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Arc56" text:continue-numbering="true" text:continue-list="list_Arc55"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Arc57" text:continue-numbering="true" text:continue-list="list_Arc56"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Arc58" text:continue-numbering="true" text:continue-list="list_Arc5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Arc5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Arc60" text:continue-numbering="true" text:continue-list="list_Arc5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Arc61" text:continue-numbering="true" text:continue-list="list_Arc6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Arc62" text:continue-numbering="true" text:continue-list="list_Arc6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Arc3" text:continue-numbering="true" text:continue-list="list_Arc2" text:style-name="Outline">
                        <text:list-item>
                            <text:list>
                                <text:list-item>
                                    <text:h text:style-name="Heading_20_2" text:outline-level="2">Examples</text:h>
                                </text:list-item>
                            </text:list>
                        </text:list-item>
                    </text:list>
                    <text:p text:style-name="Standard"/>
                    
                    <text:list xml:id="list_Arc63" text:style-name="List_20_1">
                        
                        <text:list-item>
                            <text:p text:style-name="List_20_1_20_Start">
                                <text:span text:style-name="T1">LVGL Widgets Demo</text:span>
                            </text:p>
                            
                        </text:list-item>
                        
                    

                        <text:list-item>
                            <text:p text:style-name="List_20_1_20_Start">
                                <text:span text:style-name="T1">Smart Home</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